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662310" table:style-name="ce12">
            <text:p>662.310</text:p>
          </table:table-cell>
          <table:table-cell office:value-type="float" office:value="36300" table:style-name="ce13">
            <text:p>36.300</text:p>
          </table:table-cell>
          <table:table-cell office:value-type="float" office:value="144200" table:style-name="ce13">
            <text:p>144.200</text:p>
          </table:table-cell>
          <table:table-cell office:value-type="float" office:value="842810" table:style-name="ce14">
            <text:p>842.810</text:p>
          </table:table-cell>
          <table:table-cell office:value-type="float" office:value="769899" table:style-name="ce14">
            <text:p>769.899</text:p>
          </table:table-cell>
          <table:table-cell office:value-type="percentage" office:value="0.9134905850666224" table:style-name="ce15">
            <text:p>91,3%</text:p>
          </table:table-cell>
          <table:table-cell office:value-type="float" office:value="228739" table:style-name="ce12">
            <text:p>228.739</text:p>
          </table:table-cell>
          <table:table-cell office:value-type="date" office:date-value="2021-02-28T00:00:00" table:style-name="ce8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2635" table:style-name="ce16">
            <text:p>112.635</text:p>
          </table:table-cell>
          <table:table-cell office:value-type="float" office:value="6300" table:style-name="ce17">
            <text:p>6.300</text:p>
          </table:table-cell>
          <table:table-cell office:value-type="float" office:value="22600" table:style-name="ce17">
            <text:p>22.600</text:p>
          </table:table-cell>
          <table:table-cell office:value-type="float" office:value="141535" table:style-name="ce18">
            <text:p>141.535</text:p>
          </table:table-cell>
          <table:table-cell office:value-type="float" office:value="130122" table:style-name="ce18">
            <text:p>130.122</text:p>
          </table:table-cell>
          <table:table-cell office:value-type="percentage" office:value="0.91936270180520718" table:style-name="ce19">
            <text:p>91,9%</text:p>
          </table:table-cell>
          <table:table-cell office:value-type="float" office:value="46822" table:style-name="ce16">
            <text:p>46.822</text:p>
          </table:table-cell>
          <table:table-cell office:value-type="date" office:date-value="2021-02-27T00:00:00" table:style-name="ce9">
            <text:p>27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12055" table:style-name="ce16">
            <text:p>112.055</text:p>
          </table:table-cell>
          <table:table-cell office:value-type="float" office:value="6300" table:style-name="ce17">
            <text:p>6.300</text:p>
          </table:table-cell>
          <table:table-cell office:value-type="float" office:value="17400" table:style-name="ce17">
            <text:p>17.400</text:p>
          </table:table-cell>
          <table:table-cell office:value-type="float" office:value="135755" table:style-name="ce18">
            <text:p>135.755</text:p>
          </table:table-cell>
          <table:table-cell office:value-type="float" office:value="117129" table:style-name="ce18">
            <text:p>117.129</text:p>
          </table:table-cell>
          <table:table-cell office:value-type="percentage" office:value="0.86279695038856763" table:style-name="ce19">
            <text:p>86,3%</text:p>
          </table:table-cell>
          <table:table-cell office:value-type="float" office:value="39215" table:style-name="ce16">
            <text:p>39.215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56520" table:style-name="ce16">
            <text:p>56.520</text:p>
          </table:table-cell>
          <table:table-cell office:value-type="float" office:value="3200" table:style-name="ce17">
            <text:p>3.200</text:p>
          </table:table-cell>
          <table:table-cell office:value-type="float" office:value="19900" table:style-name="ce17">
            <text:p>19.900</text:p>
          </table:table-cell>
          <table:table-cell office:value-type="float" office:value="79620" table:style-name="ce18">
            <text:p>79.620</text:p>
          </table:table-cell>
          <table:table-cell office:value-type="float" office:value="61342" table:style-name="ce18">
            <text:p>61.342</text:p>
          </table:table-cell>
          <table:table-cell office:value-type="percentage" office:value="0.77043456417985434" table:style-name="ce19">
            <text:p>77,0%</text:p>
          </table:table-cell>
          <table:table-cell office:value-type="float" office:value="21950" table:style-name="ce16">
            <text:p>21.950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29840" table:style-name="ce16">
            <text:p>129.840</text:p>
          </table:table-cell>
          <table:table-cell office:value-type="float" office:value="7000" table:style-name="ce17">
            <text:p>7.000</text:p>
          </table:table-cell>
          <table:table-cell office:value-type="float" office:value="37100" table:style-name="ce17">
            <text:p>37.100</text:p>
          </table:table-cell>
          <table:table-cell office:value-type="float" office:value="173940" table:style-name="ce18">
            <text:p>173.940</text:p>
          </table:table-cell>
          <table:table-cell office:value-type="float" office:value="146120" table:style-name="ce18">
            <text:p>146.120</text:p>
          </table:table-cell>
          <table:table-cell office:value-type="percentage" office:value="0.84005979073243642" table:style-name="ce19">
            <text:p>84,0%</text:p>
          </table:table-cell>
          <table:table-cell office:value-type="float" office:value="51446" table:style-name="ce16">
            <text:p>51.446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9900" table:style-name="ce17">
            <text:p>9.900</text:p>
          </table:table-cell>
          <table:table-cell office:value-type="float" office:value="68525" table:style-name="ce18">
            <text:p>68.525</text:p>
          </table:table-cell>
          <table:table-cell office:value-type="float" office:value="59144" table:style-name="ce18">
            <text:p>59.144</text:p>
          </table:table-cell>
          <table:table-cell office:value-type="percentage" office:value="0.86310105800802628" table:style-name="ce19">
            <text:p>86,3%</text:p>
          </table:table-cell>
          <table:table-cell office:value-type="float" office:value="20433" table:style-name="ce16">
            <text:p>20.433</text:p>
          </table:table-cell>
          <table:table-cell office:value-type="date" office:date-value="2021-02-27T00:00:00" table:style-name="ce9">
            <text:p>27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46585" table:style-name="ce16">
            <text:p>246.585</text:p>
          </table:table-cell>
          <table:table-cell office:value-type="float" office:value="13500" table:style-name="ce17">
            <text:p>13.500</text:p>
          </table:table-cell>
          <table:table-cell office:value-type="float" office:value="40800" table:style-name="ce17">
            <text:p>40.800</text:p>
          </table:table-cell>
          <table:table-cell office:value-type="float" office:value="300885" table:style-name="ce18">
            <text:p>300.885</text:p>
          </table:table-cell>
          <table:table-cell office:value-type="float" office:value="257479" table:style-name="ce18">
            <text:p>257.479</text:p>
          </table:table-cell>
          <table:table-cell office:value-type="percentage" office:value="0.85573890356780835" table:style-name="ce19">
            <text:p>85,6%</text:p>
          </table:table-cell>
          <table:table-cell office:value-type="float" office:value="89946" table:style-name="ce16">
            <text:p>89.946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167175" table:style-name="ce16">
            <text:p>167.175</text:p>
          </table:table-cell>
          <table:table-cell office:value-type="float" office:value="9200" table:style-name="ce17">
            <text:p>9.200</text:p>
          </table:table-cell>
          <table:table-cell office:value-type="float" office:value="34800" table:style-name="ce17">
            <text:p>34.800</text:p>
          </table:table-cell>
          <table:table-cell office:value-type="float" office:value="211175" table:style-name="ce18">
            <text:p>211.175</text:p>
          </table:table-cell>
          <table:table-cell office:value-type="float" office:value="162939" table:style-name="ce18">
            <text:p>162.939</text:p>
          </table:table-cell>
          <table:table-cell office:value-type="percentage" office:value="0.7715828104652539" table:style-name="ce19">
            <text:p>77,2%</text:p>
          </table:table-cell>
          <table:table-cell office:value-type="float" office:value="68732" table:style-name="ce16">
            <text:p>68.732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570410" table:style-name="ce16">
            <text:p>570.410</text:p>
          </table:table-cell>
          <table:table-cell office:value-type="float" office:value="31400" table:style-name="ce17">
            <text:p>31.400</text:p>
          </table:table-cell>
          <table:table-cell office:value-type="float" office:value="132700" table:style-name="ce17">
            <text:p>132.700</text:p>
          </table:table-cell>
          <table:table-cell office:value-type="float" office:value="734510" table:style-name="ce18">
            <text:p>734.510</text:p>
          </table:table-cell>
          <table:table-cell office:value-type="float" office:value="650327" table:style-name="ce18">
            <text:p>650.327</text:p>
          </table:table-cell>
          <table:table-cell office:value-type="percentage" office:value="0.88538889872159676" table:style-name="ce19">
            <text:p>88,5%</text:p>
          </table:table-cell>
          <table:table-cell office:value-type="float" office:value="188109" table:style-name="ce16">
            <text:p>188.109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288010" table:style-name="ce16">
            <text:p>288.010</text:p>
          </table:table-cell>
          <table:table-cell office:value-type="float" office:value="15700" table:style-name="ce17">
            <text:p>15.700</text:p>
          </table:table-cell>
          <table:table-cell office:value-type="float" office:value="86200" table:style-name="ce17">
            <text:p>86.200</text:p>
          </table:table-cell>
          <table:table-cell office:value-type="float" office:value="389910" table:style-name="ce18">
            <text:p>389.910</text:p>
          </table:table-cell>
          <table:table-cell office:value-type="float" office:value="323505" table:style-name="ce18">
            <text:p>323.505</text:p>
          </table:table-cell>
          <table:table-cell office:value-type="percentage" office:value="0.82969146726167575" table:style-name="ce19">
            <text:p>83,0%</text:p>
          </table:table-cell>
          <table:table-cell office:value-type="float" office:value="102016" table:style-name="ce16">
            <text:p>102.016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02455" table:style-name="ce16">
            <text:p>102.455</text:p>
          </table:table-cell>
          <table:table-cell office:value-type="float" office:value="5400" table:style-name="ce17">
            <text:p>5.400</text:p>
          </table:table-cell>
          <table:table-cell office:value-type="float" office:value="18100" table:style-name="ce17">
            <text:p>18.100</text:p>
          </table:table-cell>
          <table:table-cell office:value-type="float" office:value="125955" table:style-name="ce18">
            <text:p>125.955</text:p>
          </table:table-cell>
          <table:table-cell office:value-type="float" office:value="111006" table:style-name="ce18">
            <text:p>111.006</text:p>
          </table:table-cell>
          <table:table-cell office:value-type="percentage" office:value="0.88131475526973924" table:style-name="ce19">
            <text:p>88,1%</text:p>
          </table:table-cell>
          <table:table-cell office:value-type="float" office:value="39292" table:style-name="ce16">
            <text:p>39.292</text:p>
          </table:table-cell>
          <table:table-cell office:value-type="date" office:date-value="2021-02-26T00:00:00" table:style-name="ce9">
            <text:p>26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179125" table:style-name="ce16">
            <text:p>179.125</text:p>
          </table:table-cell>
          <table:table-cell office:value-type="float" office:value="9800" table:style-name="ce17">
            <text:p>9.800</text:p>
          </table:table-cell>
          <table:table-cell office:value-type="float" office:value="46100" table:style-name="ce17">
            <text:p>46.100</text:p>
          </table:table-cell>
          <table:table-cell office:value-type="float" office:value="235025" table:style-name="ce18">
            <text:p>235.025</text:p>
          </table:table-cell>
          <table:table-cell office:value-type="float" office:value="217795" table:style-name="ce18">
            <text:p>217.795</text:p>
          </table:table-cell>
          <table:table-cell office:value-type="percentage" office:value="0.9266886501436018" table:style-name="ce19">
            <text:p>92,7%</text:p>
          </table:table-cell>
          <table:table-cell office:value-type="float" office:value="58891" table:style-name="ce16">
            <text:p>58.891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5" table:style-name="ce16">
            <text:p>28.145</text:p>
          </table:table-cell>
          <table:table-cell office:value-type="float" office:value="1400" table:style-name="ce17">
            <text:p>1.400</text:p>
          </table:table-cell>
          <table:table-cell office:value-type="float" office:value="5400" table:style-name="ce17">
            <text:p>5.400</text:p>
          </table:table-cell>
          <table:table-cell office:value-type="float" office:value="34945" table:style-name="ce18">
            <text:p>34.945</text:p>
          </table:table-cell>
          <table:table-cell office:value-type="float" office:value="27386" table:style-name="ce18">
            <text:p>27.386</text:p>
          </table:table-cell>
          <table:table-cell office:value-type="percentage" office:value="0.78368865359851192" table:style-name="ce19">
            <text:p>78,4%</text:p>
          </table:table-cell>
          <table:table-cell office:value-type="float" office:value="9205" table:style-name="ce16">
            <text:p>9.205</text:p>
          </table:table-cell>
          <table:table-cell office:value-type="date" office:date-value="2021-02-26T00:00:00" table:style-name="ce9">
            <text:p>26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464415" table:style-name="ce16">
            <text:p>464.415</text:p>
          </table:table-cell>
          <table:table-cell office:value-type="float" office:value="25400" table:style-name="ce17">
            <text:p>25.400</text:p>
          </table:table-cell>
          <table:table-cell office:value-type="float" office:value="115600" table:style-name="ce17">
            <text:p>115.600</text:p>
          </table:table-cell>
          <table:table-cell office:value-type="float" office:value="605415" table:style-name="ce18">
            <text:p>605.415</text:p>
          </table:table-cell>
          <table:table-cell office:value-type="float" office:value="472599" table:style-name="ce18">
            <text:p>472.599</text:p>
          </table:table-cell>
          <table:table-cell office:value-type="percentage" office:value="0.78061990535417858" table:style-name="ce19">
            <text:p>78,1%</text:p>
          </table:table-cell>
          <table:table-cell office:value-type="float" office:value="175205" table:style-name="ce16">
            <text:p>175.205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21235" table:style-name="ce16">
            <text:p>121.235</text:p>
          </table:table-cell>
          <table:table-cell office:value-type="float" office:value="6600" table:style-name="ce17">
            <text:p>6.600</text:p>
          </table:table-cell>
          <table:table-cell office:value-type="float" office:value="25700" table:style-name="ce17">
            <text:p>25.700</text:p>
          </table:table-cell>
          <table:table-cell office:value-type="float" office:value="153535" table:style-name="ce18">
            <text:p>153.535</text:p>
          </table:table-cell>
          <table:table-cell office:value-type="float" office:value="123364" table:style-name="ce18">
            <text:p>123.364</text:p>
          </table:table-cell>
          <table:table-cell office:value-type="percentage" office:value="0.80349106067020548" table:style-name="ce19">
            <text:p>80,3%</text:p>
          </table:table-cell>
          <table:table-cell office:value-type="float" office:value="50233" table:style-name="ce16">
            <text:p>50.233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11200" table:style-name="ce17">
            <text:p>11.200</text:p>
          </table:table-cell>
          <table:table-cell office:value-type="float" office:value="69825" table:style-name="ce18">
            <text:p>69.825</text:p>
          </table:table-cell>
          <table:table-cell office:value-type="float" office:value="60697" table:style-name="ce18">
            <text:p>60.697</text:p>
          </table:table-cell>
          <table:table-cell office:value-type="percentage" office:value="0.86927318295739353" table:style-name="ce19">
            <text:p>86,9%</text:p>
          </table:table-cell>
          <table:table-cell office:value-type="float" office:value="21719" table:style-name="ce16">
            <text:p>21.719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48410" table:style-name="ce16">
            <text:p>148.410</text:p>
          </table:table-cell>
          <table:table-cell office:value-type="float" office:value="7900" table:style-name="ce17">
            <text:p>7.900</text:p>
          </table:table-cell>
          <table:table-cell office:value-type="float" office:value="37900" table:style-name="ce17">
            <text:p>37.900</text:p>
          </table:table-cell>
          <table:table-cell office:value-type="float" office:value="194210" table:style-name="ce18">
            <text:p>194.210</text:p>
          </table:table-cell>
          <table:table-cell office:value-type="float" office:value="127629" table:style-name="ce18">
            <text:p>127.629</text:p>
          </table:table-cell>
          <table:table-cell office:value-type="percentage" office:value="0.65717007363163582" table:style-name="ce19">
            <text:p>65,7%</text:p>
          </table:table-cell>
          <table:table-cell office:value-type="float" office:value="47492" table:style-name="ce16">
            <text:p>47.492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4320" table:style-name="ce16">
            <text:p>4.32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6220" table:style-name="ce18">
            <text:p>6.220</text:p>
          </table:table-cell>
          <table:table-cell office:value-type="float" office:value="6273" table:style-name="ce18">
            <text:p>6.273</text:p>
          </table:table-cell>
          <table:table-cell office:value-type="percentage" office:value="1.0085209003215434" table:style-name="ce19">
            <text:p>100,9%</text:p>
          </table:table-cell>
          <table:table-cell office:value-type="float" office:value="1136" table:style-name="ce16">
            <text:p>1.136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3150" table:style-name="ce16">
            <text:p>3.15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5050" table:style-name="ce18">
            <text:p>5.050</text:p>
          </table:table-cell>
          <table:table-cell office:value-type="float" office:value="4710" table:style-name="ce18">
            <text:p>4.710</text:p>
          </table:table-cell>
          <table:table-cell office:value-type="percentage" office:value="0.93267326732673272" table:style-name="ce19">
            <text:p>93,3%</text:p>
          </table:table-cell>
          <table:table-cell office:value-type="float" office:value="1267" table:style-name="ce16">
            <text:p>1.267</text:p>
          </table:table-cell>
          <table:table-cell office:value-type="date" office:date-value="2021-02-25T00:00:00" table:style-name="ce10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otales</text:p>
          </table:table-cell>
          <table:table-cell office:value-type="float" office:value="3508245" table:style-name="ce20">
            <text:p>3.508.245</text:p>
          </table:table-cell>
          <table:table-cell office:value-type="float" office:value="192000" table:style-name="ce21">
            <text:p>192.000</text:p>
          </table:table-cell>
          <table:table-cell office:value-type="float" office:value="808600" table:style-name="ce22">
            <text:p>808.600</text:p>
          </table:table-cell>
          <table:table-cell office:value-type="float" office:value="4508845" table:style-name="ce11">
            <text:p>4.508.845</text:p>
          </table:table-cell>
          <table:table-cell office:value-type="float" office:value="3829465" table:style-name="ce11">
            <text:p>3.829.465</text:p>
          </table:table-cell>
          <table:table-cell office:value-type="percentage" office:value="0.84932283101326389" table:style-name="ce23">
            <text:p>84,9%</text:p>
          </table:table-cell>
          <table:table-cell office:value-type="float" office:value="1261848" table:style-name="ce11">
            <text:p>1.261.848</text:p>
          </table:table-cell>
          <table:table-cell table:style-name="ce1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3-01T16:14:18Z</dc:date>
  </office:meta>
</office:document-meta>
</file>